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cution time LU: 0.270000, NxN = 1000x1000</text:p>
      <text:p text:style-name="Standard">Execution time LU: 0.000000, NxN = 100x100</text:p>
      <text:p text:style-name="Standard">Execution time LU: 0.000000, NxN = 10x10</text:p>
      <text:p text:style-name="Standard"/>
      <text:p text:style-name="Standard">Execution time LU: 777.790039 N=1000</text:p>
      <text:p text:style-name="Standard"/>
      <text:p text:style-name="Standard">oppgave a) -U''(x) = f(x) x E (0, 1) og U(0) = U(1) = 0</text:p>
      <text:p text:style-name="Standard">f(x) = 100*exp(-10x)</text:p>
      <text:p text:style-name="Standard"/>
      <text:p text:style-name="Standard">Ved å derivere U(x) to ganger skal man få f(x)</text:p>
      <text:p text:style-name="Standard"/>
      <text:p text:style-name="Standard">U(x) = 1- (1 – exp(-10)x – exp(-10x)</text:p>
      <text:p text:style-name="Standard"/>
      <text:p text:style-name="Standard">U(0) = <text:s/>1- (1-exp(0) ) -exp(0) <text:s/>= 1-1 +1 -1 = 0</text:p>
      <text:p text:style-name="Standard"/>
      <text:p text:style-name="Standard">U(1) = <text:s/>1 -(1- exp(-10)*1 – exp(-10*1)</text:p>
      <text:p text:style-name="Standard">U(1) = 1 -(1 -exp(-10) ) - exp(-10) = 1 – 1 + exp(-10) – exp(-10) = 0</text:p>
      <text:p text:style-name="Standard"/>
      <text:p text:style-name="Standard">U'(x) = 1-exp(-10) <text:s/>+ 10x*exp(-10x)</text:p>
      <text:p text:style-name="Standard"/>
      <text:p text:style-name="Standard">Og man får U''(x) = -100exp(-10x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-Rune Fossum</meta:initial-creator>
    <meta:creation-date>2013-09-06T12:27:05</meta:creation-date>
    <dc:date>2013-09-06T13:38:53</dc:date>
    <dc:creator>Nils-Rune Fossum</dc:creator>
    <meta:editing-duration>PT38M20S</meta:editing-duration>
    <meta:editing-cycles>4</meta:editing-cycles>
    <meta:generator>LibreOffice/3.4$Unix LibreOffice_project/340m1$Build-502</meta:generator>
    <meta:document-statistic meta:table-count="0" meta:image-count="0" meta:object-count="0" meta:page-count="1" meta:paragraph-count="13" meta:word-count="110" meta:character-count="542" meta:non-whitespace-character-count="440"/>
  </office:meta>
</office:document-meta>
</file>